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a4f7" officeooo:paragraph-rsid="000ea4f7"/>
    </style:style>
    <style:style style:name="P2" style:family="paragraph" style:parent-style-name="Standard">
      <style:text-properties officeooo:rsid="000eaa4f" officeooo:paragraph-rsid="000eaa4f"/>
    </style:style>
    <style:style style:name="T1" style:family="text">
      <style:text-properties officeooo:rsid="000ea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AFARIZ</text:p>
      <text:p text:style-name="P1"/>
      <text:p text:style-name="P1"/>
      <text:p text:style-name="P1">outils de gestionde projets en ligne</text:p>
      <text:p text:style-name="P1"><text:s/><text:a xlink:type="simple" xlink:href="https://trello.com/safariz" text:style-name="Internet_20_link" text:visited-style-name="Visited_20_Internet_20_Link">https://trello.com/safariz</text:a></text:p>
      <text:p text:style-name="P1"/>
      <text:p text:style-name="P1">outil de versioning</text:p>
      <text:p text:style-name="P1">git et github </text:p>
      <text:p text:style-name="P1"><text:a xlink:type="simple" xlink:href="https://github.com/bigmoletos/safariz" text:style-name="Internet_20_link" text:visited-style-name="Visited_20_Internet_20_Link">https://github.com/bigmoletos/safariz</text:a></text:p>
      <text:p text:style-name="P1"/>
      <text:p text:style-name="P1"/>
      <text:p text:style-name="P1"/>
      <text:p text:style-name="P2">outil UML</text:p>
      <text:p text:style-name="P2">argo uml</text:p>
      <text:p text:style-name="P2">safariz_Fd.zargo</text:p>
      <text:p text:style-name="P2"/>
      <text:p text:style-name="P2">editeur de texte</text:p>
      <text:p text:style-name="P2">netbeans 8,2</text:p>
      <text:p text:style-name="P2"/>
      <text:p text:style-name="P2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17:04.303000000</meta:creation-date>
    <dc:date>2017-10-17T15:07:21.977000000</dc:date>
    <meta:editing-duration>PT8M38S</meta:editing-duration>
    <meta:editing-cycles>1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1" meta:word-count="25" meta:character-count="201" meta:non-whitespace-character-count="185"/>
  </office:meta>
</office:document-meta>
</file>